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1.237cm"/>
    </style:style>
    <style:style style:name="gr3" style:family="graphic" style:parent-style-name="standard">
      <style:graphic-properties draw:fill-color="#000066" draw:textarea-horizontal-align="justify" draw:textarea-vertical-align="middle" draw:auto-grow-height="false" fo:min-height="0.848cm" fo:min-width="0.806cm"/>
    </style:style>
    <style:style style:name="gr4" style:family="graphic" style:parent-style-name="standard">
      <style:graphic-properties svg:stroke-color="#000000" draw:fill-color="#cfe7f5" draw:textarea-horizontal-align="justify" draw:textarea-vertical-align="middle" draw:auto-grow-height="false" fo:min-height="0.639cm" fo:min-width="1.2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237cm"/>
    </style:style>
    <style:style style:name="gr7" style:family="graphic" style:parent-style-name="standard">
      <style:graphic-properties svg:stroke-width="0.051cm" svg:stroke-color="#111111" draw:marker-start-width="0.355cm" draw:marker-end-width="0.355cm" draw:fill-color="#eeeeee" draw:textarea-horizontal-align="justify" draw:textarea-vertical-align="middle" draw:auto-grow-height="false" fo:min-height="0.238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152cm" svg:stroke-color="#ff66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color="#000000" draw:fill-color="#ccff66" draw:textarea-horizontal-align="justify" draw:textarea-vertical-align="middle" draw:auto-grow-height="false" fo:min-height="0.639cm" fo:min-width="1.2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000066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line-height="150%" fo:text-align="center"/>
      <style:text-properties fo:font-size="11pt" style:font-size-asian="11pt" style:font-size-complex="11pt"/>
    </style:style>
    <style:style style:name="P9" style:family="paragraph">
      <loext:graphic-properties draw:fill-color="#cfe7f5"/>
      <style:paragraph-properties fo:line-height="150%" fo:text-align="center"/>
      <style:text-properties fo:font-size="11pt" style:font-size-asian="11pt" style:font-size-complex="11pt"/>
    </style:style>
    <style:style style:name="P10" style:family="paragraph">
      <loext:graphic-properties draw:fill-color="#cfe7f5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-color="#cfe7f5"/>
      <style:paragraph-properties fo:text-align="center"/>
      <style:text-properties fo:font-size="13pt" style:font-size-asian="13pt" style:font-size-complex="13pt"/>
    </style:style>
    <style:style style:name="P12" style:family="paragraph">
      <style:paragraph-properties fo:line-height="150%" fo:text-align="center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-color="#cfe7f5"/>
      <style:paragraph-properties fo:line-height="150%" fo:text-align="center"/>
      <style:text-properties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style:paragraph-properties fo:line-height="150%" fo:text-align="center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line-height="150%" fo:text-align="center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-color="#ffffff"/>
      <style:paragraph-properties fo:line-height="150%"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-color="#eeeeee"/>
      <style:paragraph-properties fo:text-align="center"/>
    </style:style>
    <style:style style:name="P20" style:family="paragraph">
      <loext:graphic-properties draw:fill-color="#ccff66"/>
      <style:paragraph-properties fo:line-height="150%" fo:text-align="center"/>
      <style:text-properties fo:font-size="12pt" style:font-size-asian="12pt" style:font-size-complex="12pt"/>
    </style:style>
    <style:style style:name="P21" style:family="paragraph">
      <loext:graphic-properties draw:fill-color="#ccff66"/>
      <style:paragraph-properties fo:text-align="center"/>
      <style:text-properties fo:font-size="13pt" style:font-size-asian="13pt" style:font-size-complex="13pt"/>
    </style:style>
    <style:style style:name="P22" style:family="paragraph">
      <loext:graphic-properties draw:fill-color="#ccff66"/>
      <style:paragraph-properties fo:line-height="150%"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5.338cm" svg:y1="8.002cm" svg:x2="5.338cm" svg:y2="12.513cm" draw:start-shape="id1" draw:start-glue-point="2" draw:end-shape="id2" draw:end-glue-point="0" svg:d="M5338 8002v4511" svg:viewBox="0 0 1 4512">
          <text:p/>
        </draw:connector>
        <draw:connector draw:style-name="gr1" draw:text-style-name="P1" draw:layer="layout" svg:x1="7.038cm" svg:y1="8.002cm" svg:x2="7.038cm" svg:y2="12.513cm" draw:start-shape="id3" draw:start-glue-point="2" draw:end-shape="id4" draw:end-glue-point="0" svg:d="M7038 8002v4511" svg:viewBox="0 0 1 4512">
          <text:p/>
        </draw:connector>
        <draw:connector draw:style-name="gr1" draw:text-style-name="P1" draw:layer="layout" svg:x1="8.738cm" svg:y1="8.002cm" svg:x2="8.738cm" svg:y2="12.513cm" draw:start-shape="id5" draw:start-glue-point="2" draw:end-shape="id6" draw:end-glue-point="0" svg:d="M8738 8002v4511" svg:viewBox="0 0 1 4512">
          <text:p/>
        </draw:connector>
        <draw:connector draw:style-name="gr1" draw:text-style-name="P1" draw:layer="layout" svg:x1="10.438cm" svg:y1="8.002cm" svg:x2="10.438cm" svg:y2="12.513cm" draw:start-shape="id7" draw:start-glue-point="2" draw:end-shape="id8" draw:end-glue-point="0" svg:d="M10438 8002v4511" svg:viewBox="0 0 1 4512">
          <text:p/>
        </draw:connector>
        <draw:connector draw:style-name="gr1" draw:text-style-name="P1" draw:layer="layout" svg:x1="12.138cm" svg:y1="8.002cm" svg:x2="12.138cm" svg:y2="12.513cm" draw:start-shape="id9" draw:start-glue-point="2" draw:end-shape="id10" draw:end-glue-point="0" svg:d="M12138 8002v4511" svg:viewBox="0 0 1 4512">
          <text:p/>
        </draw:connector>
        <draw:connector draw:style-name="gr1" draw:text-style-name="P1" draw:layer="layout" svg:x1="13.838cm" svg:y1="8.002cm" svg:x2="13.838cm" svg:y2="12.513cm" draw:start-shape="id11" draw:start-glue-point="2" draw:end-shape="id12" draw:end-glue-point="0" svg:d="M13838 8002v4511" svg:viewBox="0 0 1 4512">
          <text:p/>
        </draw:connector>
        <draw:custom-shape draw:style-name="gr2" draw:text-style-name="P3" xml:id="id15" draw:id="id15" draw:layer="layout" svg:width="1.737cm" svg:height="0.889cm" svg:x="4.47cm" svg:y="2.613cm">
          <text:p text:style-name="P2"><text:span text:style-name="T1">IV+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1.737cm" svg:height="0.889cm" svg:x="6.17cm" svg:y="2.613cm">
          <text:p text:style-name="P2"><text:span text:style-name="T1">IV+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1.737cm" svg:height="0.889cm" svg:x="7.87cm" svg:y="2.613cm">
          <text:p text:style-name="P2"><text:span text:style-name="T1">IV+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4" draw:id="id24" draw:layer="layout" svg:width="1.737cm" svg:height="0.889cm" svg:x="9.57cm" svg:y="2.613cm"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1.737cm" svg:height="0.889cm" svg:x="11.27cm" svg:y="2.613cm">
          <text:p text:style-name="P2"><text:span text:style-name="T1">IV+(n-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1.737cm" svg:height="0.889cm" svg:x="12.97cm" svg:y="2.613cm">
          <text:p text:style-name="P2"><text:span text:style-name="T1">IV+n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4" draw:id="id14" draw:layer="layout" svg:width="1.424cm" svg:height="1.216cm" svg:x="4.649cm" svg:y="4.719cm">
          <text:p text:style-name="P6"><text:span text:style-name="T3">A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17" draw:id="id17" draw:layer="layout" svg:width="1.424cm" svg:height="1.216cm" svg:x="6.35cm" svg:y="4.72cm">
          <text:p text:style-name="P6"><text:span text:style-name="T3">A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19" draw:id="id19" draw:layer="layout" svg:width="1.424cm" svg:height="1.216cm" svg:x="8.051cm" svg:y="4.721cm">
          <text:p text:style-name="P6"><text:span text:style-name="T3">A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21" draw:id="id21" draw:layer="layout" svg:width="1.424cm" svg:height="1.216cm" svg:x="11.452cm" svg:y="4.722cm">
          <text:p text:style-name="P6"><text:span text:style-name="T3">A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23" draw:id="id23" draw:layer="layout" svg:width="1.424cm" svg:height="1.216cm" svg:x="13.153cm" svg:y="4.723cm">
          <text:p text:style-name="P6"><text:span text:style-name="T3">A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25" draw:id="id25" draw:layer="layout" svg:width="1.424cm" svg:height="1.216cm" svg:x="9.753cm" svg:y="4.723cm">
          <text:p text:style-name="P6"><text:span text:style-name="T3">A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1" draw:id="id1" draw:layer="layout" svg:width="1.737cm" svg:height="0.889cm" svg:x="4.47cm" svg:y="7.113cm">
          <text:p text:style-name="P8"><text:span text:style-name="T4">S</text:span><text:span text:style-name="T5"> </text:span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3" draw:id="id3" draw:layer="layout" svg:width="1.737cm" svg:height="0.889cm" svg:x="6.17cm" svg:y="7.113cm">
          <text:p text:style-name="P2"><text:span text:style-name="T4">S</text:span><text:span text:style-name="T5"> 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5" draw:id="id5" draw:layer="layout" svg:width="1.737cm" svg:height="0.889cm" svg:x="7.87cm" svg:y="7.113cm">
          <text:p text:style-name="P8"><text:span text:style-name="T4">S</text:span><text:span text:style-name="T5"> </text:span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1.737cm" svg:height="0.889cm" svg:x="9.57cm" svg:y="7.113cm"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" draw:id="id9" draw:layer="layout" svg:width="1.737cm" svg:height="0.889cm" svg:x="11.27cm" svg:y="7.113cm">
          <text:p text:style-name="P8"><text:span text:style-name="T4">S</text:span><text:span text:style-name="T5"> </text:span><text:span text:style-name="T6">n-1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xml:id="id11" draw:id="id11" draw:layer="layout" svg:width="1.737cm" svg:height="0.889cm" svg:x="12.97cm" svg:y="7.113cm">
          <text:p text:style-name="P12"><text:span text:style-name="T4">S</text:span><text:span text:style-name="T5"> </text:span><text:span text:style-name="T6">n</text:span></text:p>
          <draw:enhanced-geometry svg:viewBox="0 0 21600 21600" draw:type="rectangle" draw:enhanced-path="M 0 0 L 21600 0 21600 21600 0 21600 0 0 Z N"/>
        </draw:custom-shape>
        <draw:frame draw:style-name="gr5" draw:text-style-name="P14" xml:id="id13" draw:id="id13" draw:layer="layout" svg:width="1.34cm" svg:height="0.763cm" svg:x="1.762cm" svg:y="4.936cm">
          <draw:text-box>
            <text:p><text:span text:style-name="T7">Key</text:span></text:p>
          </draw:text-box>
        </draw:frame>
        <draw:connector draw:style-name="gr1" draw:text-style-name="P1" draw:layer="layout" draw:type="line" svg:x1="3.102cm" svg:y1="5.317cm" svg:x2="4.649cm" svg:y2="5.327cm" draw:start-shape="id13" draw:start-glue-point="1" draw:end-shape="id14" draw:end-glue-point="3" svg:d="M3102 5317l1547 10" svg:viewBox="0 0 1548 11">
          <text:p/>
        </draw:connector>
        <draw:connector draw:style-name="gr1" draw:text-style-name="P1" draw:layer="layout" draw:type="line" svg:x1="5.338cm" svg:y1="3.502cm" svg:x2="5.361cm" svg:y2="4.719cm" draw:start-shape="id15" draw:start-glue-point="2" draw:end-shape="id14" draw:end-glue-point="0" svg:d="M5338 3502l23 1217" svg:viewBox="0 0 24 1218">
          <text:p/>
        </draw:connector>
        <draw:connector draw:style-name="gr1" draw:text-style-name="P1" draw:layer="layout" draw:type="line" svg:x1="5.361cm" svg:y1="5.935cm" svg:x2="5.338cm" svg:y2="7.113cm" draw:start-shape="id14" draw:start-glue-point="2" draw:end-shape="id1" draw:end-glue-point="0" svg:d="M5361 5935l-23 1178" svg:viewBox="0 0 24 1179">
          <text:p/>
        </draw:connector>
        <draw:connector draw:style-name="gr1" draw:text-style-name="P1" draw:layer="layout" draw:type="line" svg:x1="7.038cm" svg:y1="3.502cm" svg:x2="7.062cm" svg:y2="4.72cm" draw:start-shape="id16" draw:start-glue-point="2" draw:end-shape="id17" svg:d="M7038 3502l24 1218" svg:viewBox="0 0 25 1219">
          <text:p/>
        </draw:connector>
        <draw:connector draw:style-name="gr1" draw:text-style-name="P1" draw:layer="layout" draw:type="line" svg:x1="7.062cm" svg:y1="5.936cm" svg:x2="7.038cm" svg:y2="7.113cm" draw:start-shape="id17" draw:start-glue-point="2" draw:end-shape="id3" draw:end-glue-point="0" svg:d="M7062 5936l-24 1177" svg:viewBox="0 0 25 1178">
          <text:p/>
        </draw:connector>
        <draw:connector draw:style-name="gr1" draw:text-style-name="P1" draw:layer="layout" draw:type="line" svg:x1="8.738cm" svg:y1="3.502cm" svg:x2="8.763cm" svg:y2="4.721cm" draw:start-shape="id18" draw:start-glue-point="2" draw:end-shape="id19" draw:end-glue-point="0" svg:d="M8738 3502l25 1219" svg:viewBox="0 0 26 1220">
          <text:p/>
        </draw:connector>
        <draw:connector draw:style-name="gr1" draw:text-style-name="P1" draw:layer="layout" draw:type="line" svg:x1="8.763cm" svg:y1="5.937cm" svg:x2="8.738cm" svg:y2="7.113cm" draw:start-shape="id19" draw:start-glue-point="2" draw:end-shape="id5" draw:end-glue-point="0" svg:d="M8763 5937l-25 1176" svg:viewBox="0 0 26 1177">
          <text:p/>
        </draw:connector>
        <draw:connector draw:style-name="gr1" draw:text-style-name="P1" draw:layer="layout" draw:type="line" svg:x1="12.138cm" svg:y1="3.502cm" svg:x2="12.164cm" svg:y2="4.722cm" draw:start-shape="id20" draw:start-glue-point="2" draw:end-shape="id21" svg:d="M12138 3502l26 1220" svg:viewBox="0 0 27 1221">
          <text:p/>
        </draw:connector>
        <draw:connector draw:style-name="gr1" draw:text-style-name="P1" draw:layer="layout" draw:type="line" svg:x1="12.164cm" svg:y1="5.938cm" svg:x2="12.138cm" svg:y2="7.113cm" draw:start-shape="id21" draw:start-glue-point="2" draw:end-shape="id9" draw:end-glue-point="0" svg:d="M12164 5938l-26 1175" svg:viewBox="0 0 27 1176">
          <text:p/>
        </draw:connector>
        <draw:connector draw:style-name="gr1" draw:text-style-name="P1" draw:layer="layout" draw:type="line" svg:x1="13.838cm" svg:y1="3.502cm" svg:x2="13.865cm" svg:y2="4.723cm" draw:start-shape="id22" draw:start-glue-point="2" draw:end-shape="id23" svg:d="M13838 3502l27 1221" svg:viewBox="0 0 28 1222">
          <text:p/>
        </draw:connector>
        <draw:connector draw:style-name="gr1" draw:text-style-name="P1" draw:layer="layout" draw:type="line" svg:x1="13.865cm" svg:y1="5.939cm" svg:x2="13.838cm" svg:y2="7.113cm" draw:start-shape="id23" draw:start-glue-point="2" draw:end-shape="id11" draw:end-glue-point="0" svg:d="M13865 5939l-27 1174" svg:viewBox="0 0 28 1175">
          <text:p/>
        </draw:connector>
        <draw:connector draw:style-name="gr1" draw:text-style-name="P1" draw:layer="layout" draw:type="line" svg:x1="10.438cm" svg:y1="3.502cm" svg:x2="10.465cm" svg:y2="4.723cm" draw:start-shape="id24" draw:start-glue-point="2" draw:end-shape="id25" svg:d="M10438 3502l27 1221" svg:viewBox="0 0 28 1222">
          <text:p/>
        </draw:connector>
        <draw:connector draw:style-name="gr1" draw:text-style-name="P1" draw:layer="layout" draw:type="line" svg:x1="10.465cm" svg:y1="5.939cm" svg:x2="10.438cm" svg:y2="7.113cm" draw:start-shape="id25" draw:start-glue-point="2" draw:end-shape="id7" draw:end-glue-point="0" svg:d="M10465 5939l-27 1174" svg:viewBox="0 0 28 1175">
          <text:p/>
        </draw:connector>
        <draw:frame draw:style-name="gr5" draw:text-style-name="P14" xml:id="id26" draw:id="id26" draw:layer="layout" svg:width="0.934cm" svg:height="0.763cm" svg:x="1.889cm" svg:y="2.651cm">
          <draw:text-box>
            <text:p><text:span text:style-name="T7">IV</text:span></text:p>
          </draw:text-box>
        </draw:frame>
        <draw:connector draw:style-name="gr1" draw:text-style-name="P1" draw:layer="layout" draw:type="line" svg:x1="2.823cm" svg:y1="3.032cm" svg:x2="4.47cm" svg:y2="3.057cm" draw:start-shape="id26" draw:start-glue-point="1" draw:end-shape="id15" draw:end-glue-point="3" svg:d="M2823 3032l1647 25" svg:viewBox="0 0 1648 26">
          <text:p/>
        </draw:connector>
        <draw:custom-shape draw:style-name="gr6" draw:text-style-name="P16" draw:layer="layout" svg:width="1.737cm" svg:height="0.889cm" svg:x="4.47cm" svg:y="9.813cm">
          <text:p text:style-name="P15"><text:span text:style-name="T8">m[0]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737cm" svg:height="0.889cm" svg:x="6.17cm" svg:y="9.813cm">
          <text:p text:style-name="P15"><text:span text:style-name="T8">m[1]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737cm" svg:height="0.889cm" svg:x="7.87cm" svg:y="9.813cm">
          <text:p text:style-name="P15"><text:span text:style-name="T8">m[2]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737cm" svg:height="0.889cm" svg:x="9.57cm" svg:y="9.813cm"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737cm" svg:height="0.889cm" svg:x="11.27cm" svg:y="9.813cm">
          <text:p text:style-name="P15"><text:span text:style-name="T8">m[n-1]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1.737cm" svg:height="0.889cm" svg:x="12.97cm" svg:y="9.813cm">
          <text:p text:style-name="P15"><text:span text:style-name="T8">m[n]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xml:id="id27" draw:id="id27" draw:layer="layout" svg:width="0.762cm" svg:height="0.762cm" svg:x="4.917cm" svg:y="8.5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1" draw:layer="layout" draw:type="line" svg:x1="5.298cm" svg:y1="8.547cm" svg:x2="5.298cm" svg:y2="9.309cm" draw:start-shape="id27" draw:start-glue-point="4" draw:end-shape="id27" draw:end-glue-point="8" svg:d="M5298 8547v762" svg:viewBox="0 0 1 763">
          <text:p/>
        </draw:connector>
        <draw:line draw:style-name="gr8" draw:text-style-name="P1" draw:layer="layout" svg:x1="4.917cm" svg:y1="8.928cm" svg:x2="5.679cm" svg:y2="8.928cm">
          <text:p/>
        </draw:line>
        <draw:custom-shape draw:style-name="gr7" draw:text-style-name="P19" xml:id="id28" draw:id="id28" draw:layer="layout" svg:width="0.762cm" svg:height="0.762cm" svg:x="6.618cm" svg:y="8.54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1" draw:layer="layout" draw:type="line" svg:x1="6.999cm" svg:y1="8.548cm" svg:x2="6.999cm" svg:y2="9.31cm" draw:start-shape="id28" draw:start-glue-point="4" draw:end-shape="id28" draw:end-glue-point="8" svg:d="M6999 8548v762" svg:viewBox="0 0 1 763">
          <text:p/>
        </draw:connector>
        <draw:line draw:style-name="gr8" draw:text-style-name="P1" draw:layer="layout" svg:x1="6.618cm" svg:y1="8.929cm" svg:x2="7.38cm" svg:y2="8.929cm">
          <text:p/>
        </draw:line>
        <draw:custom-shape draw:style-name="gr7" draw:text-style-name="P19" xml:id="id29" draw:id="id29" draw:layer="layout" svg:width="0.762cm" svg:height="0.762cm" svg:x="8.318cm" svg:y="8.54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1" draw:layer="layout" draw:type="line" svg:x1="8.699cm" svg:y1="8.548cm" svg:x2="8.699cm" svg:y2="9.31cm" draw:start-shape="id29" draw:start-glue-point="4" draw:end-shape="id29" draw:end-glue-point="8" svg:d="M8699 8548v762" svg:viewBox="0 0 1 763">
          <text:p/>
        </draw:connector>
        <draw:line draw:style-name="gr8" draw:text-style-name="P1" draw:layer="layout" svg:x1="8.318cm" svg:y1="8.929cm" svg:x2="9.08cm" svg:y2="8.929cm">
          <text:p/>
        </draw:line>
        <draw:custom-shape draw:style-name="gr7" draw:text-style-name="P19" xml:id="id30" draw:id="id30" draw:layer="layout" svg:width="0.762cm" svg:height="0.762cm" svg:x="10.019cm" svg:y="8.5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1" draw:layer="layout" draw:type="line" svg:x1="10.4cm" svg:y1="8.549cm" svg:x2="10.4cm" svg:y2="9.311cm" draw:start-shape="id30" draw:start-glue-point="4" draw:end-shape="id30" draw:end-glue-point="8" svg:d="M10400 8549v762" svg:viewBox="0 0 1 763">
          <text:p/>
        </draw:connector>
        <draw:line draw:style-name="gr8" draw:text-style-name="P1" draw:layer="layout" svg:x1="10.019cm" svg:y1="8.93cm" svg:x2="10.781cm" svg:y2="8.93cm">
          <text:p/>
        </draw:line>
        <draw:custom-shape draw:style-name="gr7" draw:text-style-name="P19" xml:id="id31" draw:id="id31" draw:layer="layout" svg:width="0.762cm" svg:height="0.762cm" svg:x="11.719cm" svg:y="8.5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1" draw:layer="layout" draw:type="line" svg:x1="12.1cm" svg:y1="8.549cm" svg:x2="12.1cm" svg:y2="9.311cm" draw:start-shape="id31" draw:start-glue-point="4" draw:end-shape="id31" draw:end-glue-point="8" svg:d="M12100 8549v762" svg:viewBox="0 0 1 763">
          <text:p/>
        </draw:connector>
        <draw:line draw:style-name="gr8" draw:text-style-name="P1" draw:layer="layout" svg:x1="11.719cm" svg:y1="8.93cm" svg:x2="12.481cm" svg:y2="8.93cm">
          <text:p/>
        </draw:line>
        <draw:custom-shape draw:style-name="gr7" draw:text-style-name="P19" xml:id="id32" draw:id="id32" draw:layer="layout" svg:width="0.762cm" svg:height="0.762cm" svg:x="13.42cm" svg:y="8.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1" draw:layer="layout" draw:type="line" svg:x1="13.801cm" svg:y1="8.55cm" svg:x2="13.801cm" svg:y2="9.312cm" draw:start-shape="id32" draw:start-glue-point="4" draw:end-shape="id32" draw:end-glue-point="8" svg:d="M13801 8550v762" svg:viewBox="0 0 1 763">
          <text:p/>
        </draw:connector>
        <draw:line draw:style-name="gr8" draw:text-style-name="P1" draw:layer="layout" svg:x1="13.42cm" svg:y1="8.931cm" svg:x2="14.182cm" svg:y2="8.931cm">
          <text:p/>
        </draw:line>
        <draw:line draw:style-name="gr9" draw:text-style-name="P1" draw:layer="layout" svg:x1="4.429cm" svg:y1="11.668cm" svg:x2="14.716cm" svg:y2="11.668cm">
          <text:p/>
        </draw:line>
        <draw:custom-shape draw:style-name="gr10" draw:text-style-name="P20" xml:id="id2" draw:id="id2" draw:layer="layout" svg:width="1.737cm" svg:height="0.889cm" svg:x="4.47cm" svg:y="12.513cm">
          <text:p text:style-name="P15"><text:span text:style-name="T8">c[0]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4" draw:id="id4" draw:layer="layout" svg:width="1.737cm" svg:height="0.889cm" svg:x="6.17cm" svg:y="12.513cm">
          <text:p text:style-name="P15"><text:span text:style-name="T8">c[1]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6" draw:id="id6" draw:layer="layout" svg:width="1.737cm" svg:height="0.889cm" svg:x="7.87cm" svg:y="12.513cm">
          <text:p text:style-name="P15"><text:span text:style-name="T8">c[2]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xml:id="id8" draw:id="id8" draw:layer="layout" svg:width="1.737cm" svg:height="0.889cm" svg:x="9.57cm" svg:y="12.513cm"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10" draw:id="id10" draw:layer="layout" svg:width="1.737cm" svg:height="0.889cm" svg:x="11.27cm" svg:y="12.513cm">
          <text:p text:style-name="P15"><text:span text:style-name="T8">c[n-1]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12" draw:id="id12" draw:layer="layout" svg:width="1.737cm" svg:height="0.889cm" svg:x="12.97cm" svg:y="12.513cm">
          <text:p text:style-name="P15"><text:span text:style-name="T8">c[n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7:46:17.116082000</meta:creation-date>
    <dc:date>2015-08-27T18:20:20.486190000</dc:date>
    <meta:editing-duration>PT17M41S</meta:editing-duration>
    <meta:editing-cycles>2</meta:editing-cycles>
    <meta:generator>LibreOffice/5.0.0.5$MacOSX_X86_64 LibreOffice_project/1b1a90865e348b492231e1c451437d7a15bb262b</meta:generator>
    <meta:document-statistic meta:object-count="71"/>
  </office:meta>
</office:document-meta>
</file>